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Table_20_Contents">
      <style:text-properties officeooo:rsid="00212c21" officeooo:paragraph-rsid="00212c21"/>
    </style:style>
    <style:style style:name="P6" style:family="paragraph" style:parent-style-name="Table_20_Contents">
      <style:text-properties officeooo:rsid="00240acc" officeooo:paragraph-rsid="00240acc"/>
    </style:style>
    <style:style style:name="P7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8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9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0" style:family="paragraph" style:parent-style-name="Table_20_Contents">
      <style:text-properties officeooo:rsid="00762752" officeooo:paragraph-rsid="00762752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b00fc9" style:font-style-asian="italic" style:font-style-complex="italic"/>
    </style:style>
    <style:style style:name="P12" style:family="paragraph" style:parent-style-name="Standard">
      <style:text-properties style:font-name="Times New Roman"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b11d32" style:font-weight-asian="bold" style:font-weight-complex="bold"/>
    </style:style>
    <style:style style:name="P15" style:family="paragraph" style:parent-style-name="Standard">
      <style:text-properties style:font-name="Times New Roman" style:text-underline-style="solid" style:text-underline-width="auto" style:text-underline-color="font-color" fo:font-weight="bold" officeooo:rsid="007725a5" officeooo:paragraph-rsid="00b11d32" style:font-weight-asian="bold" style:font-weight-complex="bold"/>
    </style:style>
    <style:style style:name="P16" style:family="paragraph" style:parent-style-name="Standard">
      <style:text-properties style:font-name="Times New Roman" officeooo:rsid="00267fa4" officeooo:paragraph-rsid="00777dfb"/>
    </style:style>
    <style:style style:name="P17" style:family="paragraph" style:parent-style-name="Standard">
      <style:text-properties style:font-name="Times New Roman" officeooo:rsid="00267fa4" officeooo:paragraph-rsid="00267fa4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officeooo:rsid="00267fa4" officeooo:paragraph-rsid="00b00fc9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b06594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style:font-name="Times New Roman" officeooo:rsid="00b00fc9" officeooo:paragraph-rsid="00b11d32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7a2866" officeooo:paragraph-rsid="00b00fc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420e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b7bf72" officeooo:paragraph-rsid="00b7bf7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officeooo:rsid="00320ed7" officeooo:paragraph-rsid="007a6ebc"/>
    </style:style>
    <style:style style:name="P25" style:family="paragraph" style:parent-style-name="Standard">
      <style:text-properties style:font-name="Times New Roman" officeooo:rsid="00583d83" officeooo:paragraph-rsid="00583d83"/>
    </style:style>
    <style:style style:name="P26" style:family="paragraph" style:parent-style-name="Standard">
      <style:text-properties style:font-name="Times New Roman" officeooo:rsid="001e14a6" officeooo:paragraph-rsid="001e14a6"/>
    </style:style>
    <style:style style:name="P27" style:family="paragraph" style:parent-style-name="Standard">
      <style:text-properties style:font-name="Times New Roman" officeooo:rsid="001e14a6" officeooo:paragraph-rsid="0051bbf0"/>
    </style:style>
    <style:style style:name="P28" style:family="paragraph" style:parent-style-name="Standard">
      <style:text-properties style:font-name="Times New Roman" officeooo:rsid="001e14a6" officeooo:paragraph-rsid="00b11d32"/>
    </style:style>
    <style:style style:name="P29" style:family="paragraph" style:parent-style-name="Standard">
      <style:text-properties style:font-name="Times New Roman" officeooo:rsid="0051bbf0" officeooo:paragraph-rsid="00b11d32"/>
    </style:style>
    <style:style style:name="P30" style:family="paragraph" style:parent-style-name="Standard">
      <style:text-properties style:font-name="Times New Roman" officeooo:rsid="0051bbf0" officeooo:paragraph-rsid="00974850"/>
    </style:style>
    <style:style style:name="P31" style:family="paragraph" style:parent-style-name="Table_20_Contents">
      <style:text-properties style:font-name="Times New Roman" officeooo:paragraph-rsid="00b11d32"/>
    </style:style>
    <style:style style:name="P32" style:family="paragraph" style:parent-style-name="Table_20_Contents">
      <style:text-properties style:font-name="Times New Roman" officeooo:rsid="0075ab86" officeooo:paragraph-rsid="00b11d32"/>
    </style:style>
    <style:style style:name="P33" style:family="paragraph" style:parent-style-name="Table_20_Contents">
      <style:text-properties style:font-name="Times New Roman" officeooo:rsid="00851496" officeooo:paragraph-rsid="00b11d32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80a9b" officeooo:paragraph-rsid="00b80a9b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c788e" officeooo:paragraph-rsid="00bc788e"/>
    </style:style>
    <style:style style:name="P36" style:family="paragraph" style:parent-style-name="Standard" style:list-style-name="L1">
      <style:text-properties style:font-name="Times New Roman" officeooo:rsid="00590ab2" officeooo:paragraph-rsid="00590ab2"/>
    </style:style>
    <style:style style:name="P37" style:family="paragraph" style:parent-style-name="Standard" style:list-style-name="L1">
      <style:text-properties style:font-name="Times New Roman" officeooo:rsid="005af17e" officeooo:paragraph-rsid="005af17e"/>
    </style:style>
    <style:style style:name="P38" style:family="paragraph" style:parent-style-name="Standard" style:list-style-name="L2">
      <style:text-properties style:font-name="Times New Roman" officeooo:rsid="00bc788e" officeooo:paragraph-rsid="00bc788e"/>
    </style:style>
    <style:style style:name="P39" style:family="paragraph" style:parent-style-name="Standard" style:list-style-name="L2">
      <style:text-properties style:font-name="Times New Roman" officeooo:rsid="00bc788e" officeooo:paragraph-rsid="00d59e48"/>
    </style:style>
    <style:style style:name="P40" style:family="paragraph" style:parent-style-name="Standard" style:list-style-name="L2">
      <style:text-properties style:font-name="Times New Roman" fo:font-size="12pt" officeooo:paragraph-rsid="00bf3d47" style:font-size-asian="12pt" style:font-size-complex="12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7a2866" officeooo:paragraph-rsid="00b00fc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b11d32" officeooo:paragraph-rsid="00cdae0a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b11d32" officeooo:paragraph-rsid="00cdae0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11d32" officeooo:paragraph-rsid="00d0336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adc14b" officeooo:paragraph-rsid="00cdae0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80a9b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cdae0a" officeooo:paragraph-rsid="00cdae0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d03360" officeooo:paragraph-rsid="00d033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fo:font-style="normal" style:text-underline-style="none" fo:font-weight="normal" officeooo:rsid="00bfdf99" officeooo:paragraph-rsid="00cdae0a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style="italic" style:text-underline-style="none" fo:font-weight="normal" officeooo:rsid="00d03360" officeooo:paragraph-rsid="00d03360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style:font-name="Times New Roman" officeooo:rsid="00267fa4" officeooo:paragraph-rsid="0072cfb5"/>
    </style:style>
    <style:style style:name="P52" style:family="paragraph" style:parent-style-name="Standard">
      <style:text-properties style:font-name="Times New Roman" officeooo:rsid="00267fa4" officeooo:paragraph-rsid="00c9522f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adc14b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caaf94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font-name="Times New Roman" officeooo:rsid="00267fa4" officeooo:paragraph-rsid="00b00fc9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d1f515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Times New Roman" officeooo:rsid="00267fa4" officeooo:paragraph-rsid="00b80a9b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caaf94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cbbaa5"/>
    </style:style>
    <style:style style:name="P60" style:family="paragraph" style:parent-style-name="Standard">
      <style:paragraph-properties fo:margin-left="0.9846in" fo:margin-right="0in" fo:text-indent="0in" style:auto-text-indent="false"/>
      <style:text-properties style:font-name="Times New Roman" officeooo:rsid="00b00fc9" officeooo:paragraph-rsid="00b11d32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cdae0a" style:font-style-asian="italic" style:font-style-complex="italic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11d32" officeooo:paragraph-rsid="00cdae0a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d03360" officeooo:paragraph-rsid="00d03360"/>
    </style:style>
    <style:style style:name="P6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d03360"/>
    </style:style>
    <style:style style:name="P65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d1f515"/>
    </style:style>
    <style:style style:name="P66" style:family="paragraph" style:parent-style-name="Standard" style:list-style-name="L2">
      <style:text-properties officeooo:rsid="00531893" officeooo:paragraph-rsid="00bf3d47"/>
    </style:style>
    <style:style style:name="P67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1da" officeooo:paragraph-rsid="00bf3d47" style:font-size-asian="12pt" style:font-style-asian="normal" style:font-weight-asian="normal" style:font-size-complex="12pt" style:text-emphasize="none"/>
    </style:style>
    <style:style style:name="P68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69" style:family="paragraph" style:parent-style-name="Standard">
      <style:text-properties officeooo:rsid="00267fa4" officeooo:paragraph-rsid="00c9522f"/>
    </style:style>
    <style:style style:name="P70" style:family="paragraph" style:parent-style-name="Standard">
      <style:text-properties officeooo:rsid="00267fa4" officeooo:paragraph-rsid="00caaf94"/>
    </style:style>
    <style:style style:name="P71" style:family="paragraph" style:parent-style-name="Standard">
      <style:text-properties fo:font-style="italic" officeooo:rsid="00320ed7" officeooo:paragraph-rsid="00cdae0a" style:font-style-asian="italic" style:font-style-complex="italic"/>
    </style:style>
    <style:style style:name="P72" style:family="paragraph" style:parent-style-name="Standard">
      <style:text-properties officeooo:rsid="00320ed7" officeooo:paragraph-rsid="00cdae0a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cdae0a"/>
    </style:style>
    <style:style style:name="P74" style:family="paragraph" style:parent-style-name="Standard">
      <style:paragraph-properties fo:margin-left="0in" fo:margin-right="0in" fo:text-indent="0in" style:auto-text-indent="false"/>
      <style:text-properties officeooo:rsid="003b60de" officeooo:paragraph-rsid="00cdae0a"/>
    </style:style>
    <style:style style:name="P75" style:family="paragraph" style:parent-style-name="Standard">
      <style:paragraph-properties fo:margin-left="0.9846in" fo:margin-right="0in" fo:text-indent="0in" style:auto-text-indent="false"/>
      <style:text-properties officeooo:rsid="003f4702" officeooo:paragraph-rsid="00cdae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4a6" style:font-weight-asian="bold" style:font-weight-complex="bold"/>
    </style:style>
    <style:style style:name="T3" style:family="text">
      <style:text-properties fo:font-weight="bold" officeooo:rsid="008431bb" style:font-weight-asian="bold" style:font-weight-complex="bold"/>
    </style:style>
    <style:style style:name="T4" style:family="text">
      <style:text-properties fo:font-weight="bold" officeooo:rsid="00ac067e" style:font-weight-asian="bold" style:font-weight-complex="bold"/>
    </style:style>
    <style:style style:name="T5" style:family="text">
      <style:text-properties fo:font-weight="bold" officeooo:rsid="00240acc" style:font-weight-asian="bold" style:font-weight-complex="bold"/>
    </style:style>
    <style:style style:name="T6" style:family="text">
      <style:text-properties fo:font-weight="bold" officeooo:rsid="006f8adb" style:font-weight-asian="bold" style:font-weight-complex="bold"/>
    </style:style>
    <style:style style:name="T7" style:family="text">
      <style:text-properties fo:font-weight="normal" officeooo:rsid="00ac067e" style:font-weight-asian="normal" style:font-weight-complex="normal"/>
    </style:style>
    <style:style style:name="T8" style:family="text">
      <style:text-properties fo:font-weight="normal" officeooo:rsid="00c742f7" style:font-weight-asian="normal" style:font-weight-complex="normal"/>
    </style:style>
    <style:style style:name="T9" style:family="text">
      <style:text-properties fo:font-weight="normal" officeooo:rsid="0072cfb5" style:font-weight-asian="normal" style:font-weight-complex="normal"/>
    </style:style>
    <style:style style:name="T10" style:family="text">
      <style:text-properties fo:font-weight="normal" officeooo:rsid="00abb964" style:font-weight-asian="normal" style:font-weight-complex="normal"/>
    </style:style>
    <style:style style:name="T11" style:family="text">
      <style:text-properties fo:font-weight="normal" officeooo:rsid="00bfdf99" style:font-weight-asian="normal" style:font-weight-complex="normal"/>
    </style:style>
    <style:style style:name="T12" style:family="text">
      <style:text-properties fo:font-weight="normal" officeooo:rsid="00ac170d" style:font-weight-asian="normal" style:font-weight-complex="normal"/>
    </style:style>
    <style:style style:name="T13" style:family="text">
      <style:text-properties officeooo:rsid="00c742f7"/>
    </style:style>
    <style:style style:name="T14" style:family="text">
      <style:text-properties officeooo:rsid="00b80a9b"/>
    </style:style>
    <style:style style:name="T15" style:family="text">
      <style:text-properties officeooo:rsid="00ac067e"/>
    </style:style>
    <style:style style:name="T16" style:family="text">
      <style:text-properties officeooo:rsid="0022ae94"/>
    </style:style>
    <style:style style:name="T17" style:family="text">
      <style:text-properties officeooo:rsid="00240acc"/>
    </style:style>
    <style:style style:name="T18" style:family="text">
      <style:text-properties officeooo:rsid="002824da"/>
    </style:style>
    <style:style style:name="T19" style:family="text">
      <style:text-properties officeooo:rsid="002a5f3e"/>
    </style:style>
    <style:style style:name="T20" style:family="text">
      <style:text-properties officeooo:rsid="002bc085"/>
    </style:style>
    <style:style style:name="T21" style:family="text">
      <style:text-properties officeooo:rsid="002d28a1"/>
    </style:style>
    <style:style style:name="T22" style:family="text">
      <style:text-properties officeooo:rsid="0031aa3b"/>
    </style:style>
    <style:style style:name="T23" style:family="text">
      <style:text-properties officeooo:rsid="0051bbf0"/>
    </style:style>
    <style:style style:name="T24" style:family="text">
      <style:text-properties officeooo:rsid="0051eaef"/>
    </style:style>
    <style:style style:name="T25" style:family="text">
      <style:text-properties officeooo:rsid="00549bc8"/>
    </style:style>
    <style:style style:name="T26" style:family="text">
      <style:text-properties officeooo:rsid="005e62ff"/>
    </style:style>
    <style:style style:name="T27" style:family="text">
      <style:text-properties officeooo:rsid="008431bb"/>
    </style:style>
    <style:style style:name="T28" style:family="text">
      <style:text-properties officeooo:rsid="0093d44b"/>
    </style:style>
    <style:style style:name="T29" style:family="text">
      <style:text-properties officeooo:rsid="0075ab86"/>
    </style:style>
    <style:style style:name="T3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1292a" style:font-style-asian="normal" style:font-weight-asian="normal" style:text-emphasize="none"/>
    </style:style>
    <style:style style:name="T3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6ac7d" style:font-style-asian="normal" style:font-weight-asian="normal" style:text-emphasize="none"/>
    </style:style>
    <style:style style:name="T3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c70d3" style:font-style-asian="normal" style:font-weight-asian="normal" style:text-emphasize="none"/>
    </style:style>
    <style:style style:name="T3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90136f" style:font-style-asian="normal" style:font-weight-asian="normal" style:text-emphasize="none"/>
    </style:style>
    <style:style style:name="T3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text-emphasize="none"/>
    </style:style>
    <style:style style:name="T3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font-style-complex="normal" style:text-emphasize="none"/>
    </style:style>
    <style:style style:name="T3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a2866" style:font-style-asian="normal" style:font-weight-asian="normal" style:font-style-complex="normal" style:font-weight-complex="normal" style:text-emphasize="none"/>
    </style:style>
    <style:style style:name="T3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80a9b" style:font-style-asian="normal" style:font-weight-asian="normal" style:font-style-complex="normal" style:font-weight-complex="normal" style:text-emphasize="none"/>
    </style:style>
    <style:style style:name="T3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font-style-complex="normal" style:font-weight-complex="normal" style:text-emphasize="none"/>
    </style:style>
    <style:style style:name="T4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d59e48" style:font-style-asian="normal" style:font-weight-asian="normal" style:font-style-complex="normal" style:font-weight-complex="normal" style:text-emphasize="none"/>
    </style:style>
    <style:style style:name="T41" style:family="text">
      <style:text-properties officeooo:rsid="00953e3b"/>
    </style:style>
    <style:style style:name="T42" style:family="text">
      <style:text-properties officeooo:rsid="00a34702"/>
    </style:style>
    <style:style style:name="T43" style:family="text">
      <style:text-properties officeooo:rsid="00a8a730"/>
    </style:style>
    <style:style style:name="T44" style:family="text">
      <style:text-properties officeooo:rsid="007a2866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adc14b" style:font-weight-asian="bold" style:font-weight-complex="bold"/>
    </style:style>
    <style:style style:name="T48" style:family="text">
      <style:text-properties officeooo:rsid="007bd9fc"/>
    </style:style>
    <style:style style:name="T49" style:family="text">
      <style:text-properties officeooo:rsid="007be473"/>
    </style:style>
    <style:style style:name="T50" style:family="text">
      <style:text-properties officeooo:rsid="007d8aa7"/>
    </style:style>
    <style:style style:name="T51" style:family="text">
      <style:text-properties officeooo:rsid="003b60de"/>
    </style:style>
    <style:style style:name="T52" style:family="text">
      <style:text-properties officeooo:rsid="003f4702"/>
    </style:style>
    <style:style style:name="T53" style:family="text">
      <style:text-properties officeooo:rsid="00b0f11e"/>
    </style:style>
    <style:style style:name="T54" style:family="text">
      <style:text-properties officeooo:rsid="00851496"/>
    </style:style>
    <style:style style:name="T55" style:family="text">
      <style:text-properties officeooo:rsid="00b7bf72"/>
    </style:style>
    <style:style style:name="T56" style:family="text">
      <style:text-properties officeooo:rsid="00ba23c7"/>
    </style:style>
    <style:style style:name="T5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8" style:family="text">
      <style:text-properties fo:font-size="12pt" style:text-underline-style="none" fo:font-weight="normal" officeooo:rsid="00adc14b" style:font-size-asian="12pt" style:font-weight-asian="normal" style:font-size-complex="12pt" style:font-weight-complex="normal"/>
    </style:style>
    <style:style style:name="T59" style:family="text">
      <style:text-properties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60" style:family="text">
      <style:text-properties fo:font-size="12pt" style:text-underline-style="none" fo:font-weight="normal" officeooo:rsid="00b2ce77" style:font-size-asian="12pt" style:font-weight-asian="normal" style:font-size-complex="12pt" style:font-weight-complex="normal"/>
    </style:style>
    <style:style style:name="T61" style:family="text">
      <style:text-properties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62" style:family="text">
      <style:text-properties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63" style:family="text">
      <style:text-properties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64" style:family="text">
      <style:text-properties fo:font-size="12pt" style:text-underline-style="none" fo:font-weight="normal" officeooo:rsid="0082e64c" style:font-size-asian="12pt" style:font-weight-asian="normal" style:font-size-complex="12pt" style:font-weight-complex="normal"/>
    </style:style>
    <style:style style:name="T65" style:family="text">
      <style:text-properties fo:font-size="12pt" style:text-underline-style="none" fo:font-weight="normal" officeooo:rsid="007a6ebc" style:font-size-asian="12pt" style:font-weight-asian="normal" style:font-size-complex="12pt" style:font-weight-complex="normal"/>
    </style:style>
    <style:style style:name="T66" style:family="text">
      <style:text-properties fo:font-size="12pt" style:text-underline-style="none" fo:font-weight="normal" officeooo:rsid="00602cb2" style:font-size-asian="12pt" style:font-weight-asian="normal" style:font-size-complex="12pt" style:font-weight-complex="normal"/>
    </style:style>
    <style:style style:name="T67" style:family="text">
      <style:text-properties fo:font-size="12pt" style:text-underline-style="none" fo:font-weight="normal" officeooo:rsid="0072ee92" style:font-size-asian="12pt" style:font-weight-asian="normal" style:font-size-complex="12pt" style:font-weight-complex="normal"/>
    </style:style>
    <style:style style:name="T68" style:family="text">
      <style:text-properties fo:font-size="12pt" style:text-underline-style="none" fo:font-weight="normal" officeooo:rsid="0065ac71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normal" officeooo:rsid="00b11d32" style:font-size-asian="12pt" style:font-weight-asian="normal" style:font-size-complex="12pt" style:font-weight-complex="normal"/>
    </style:style>
    <style:style style:name="T70" style:family="text">
      <style:text-properties fo:font-size="12pt" style:text-underline-style="none" fo:font-weight="normal" officeooo:rsid="00b06594" style:font-size-asian="12pt" style:font-weight-asian="normal" style:font-size-complex="12pt" style:font-weight-complex="normal"/>
    </style:style>
    <style:style style:name="T71" style:family="text">
      <style:text-properties fo:font-size="12pt" style:text-underline-style="none" fo:font-weight="normal" officeooo:rsid="00b80a9b" style:font-size-asian="12pt" style:font-weight-asian="normal" style:font-size-complex="12pt" style:font-weight-complex="normal"/>
    </style:style>
    <style:style style:name="T72" style:family="text">
      <style:text-properties fo:font-size="12pt" style:text-underline-style="none" fo:font-weight="normal" officeooo:rsid="00caaf94" style:font-size-asian="12pt" style:font-weight-asian="normal" style:font-size-complex="12pt" style:font-weight-complex="normal"/>
    </style:style>
    <style:style style:name="T73" style:family="text">
      <style:text-properties fo:font-size="12pt" style:text-underline-style="none" fo:font-weight="normal" officeooo:rsid="009e8193" style:font-size-asian="12pt" style:font-weight-asian="normal" style:font-size-complex="12pt" style:font-weight-complex="normal"/>
    </style:style>
    <style:style style:name="T74" style:family="text">
      <style:text-properties fo:font-size="12pt" style:text-underline-style="none" fo:font-weight="normal" officeooo:rsid="00cdae0a" style:font-size-asian="12pt" style:font-weight-asian="normal" style:font-size-complex="12pt" style:font-weight-complex="normal"/>
    </style:style>
    <style:style style:name="T75" style:family="text">
      <style:text-properties fo:font-size="12pt" style:text-underline-style="none" fo:font-weight="normal" officeooo:rsid="00d03360" style:font-size-asian="12pt" style:font-weight-asian="normal" style:font-size-complex="12pt" style:font-weight-complex="normal"/>
    </style:style>
    <style:style style:name="T76" style:family="text">
      <style:text-properties fo:font-size="12pt" style:text-underline-style="none" fo:font-weight="normal" officeooo:rsid="00a34702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normal" officeooo:rsid="00a8a730" style:font-size-asian="12pt" style:font-weight-asian="normal" style:font-size-complex="12pt" style:font-weight-complex="normal"/>
    </style:style>
    <style:style style:name="T78" style:family="text">
      <style:text-properties fo:font-size="12pt" style:text-underline-style="none" fo:font-weight="normal" officeooo:rsid="00d742fc" style:font-size-asian="12pt" style:font-weight-asian="normal" style:font-size-complex="12pt" style:font-weight-complex="normal"/>
    </style:style>
    <style:style style:name="T79" style:family="text">
      <style:text-properties fo:font-size="12pt" fo:font-style="normal" style:text-underline-style="none" fo:font-weight="normal" officeooo:rsid="00adc14b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style:text-underline-style="none" fo:font-weight="normal" officeooo:rsid="007a2866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00b80a9b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0b11d32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0bc788e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0d03360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italic" style:text-underline-style="none" fo:font-weight="normal" officeooo:rsid="007a2866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fo:font-size="12pt" fo:font-style="italic" style:text-underline-style="none" fo:font-weight="normal" officeooo:rsid="00adc14b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fo:font-size="12pt" fo:font-style="italic" style:text-underline-style="none" fo:font-weight="normal" officeooo:rsid="00b80a9b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fo:font-size="12pt" fo:font-style="italic" style:text-underline-style="none" fo:font-weight="normal" officeooo:rsid="00d03360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fo:font-size="12pt" fo:font-style="italic" style:text-underline-style="none" fo:font-weight="normal" officeooo:rsid="00b11d32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font-size="12pt" fo:font-style="italic" style:text-underline-style="none" fo:font-weight="normal" officeooo:rsid="00bc788e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officeooo:rsid="00bc788e"/>
    </style:style>
    <style:style style:name="T92" style:family="text">
      <style:text-properties officeooo:rsid="00531893"/>
    </style:style>
    <style:style style:name="T93" style:family="text">
      <style:text-properties officeooo:rsid="009a61c4"/>
    </style:style>
    <style:style style:name="T94" style:family="text">
      <style:text-properties officeooo:rsid="009d1c18"/>
    </style:style>
    <style:style style:name="T95" style:family="text">
      <style:text-properties officeooo:rsid="0098dbb6"/>
    </style:style>
    <style:style style:name="T96" style:family="text">
      <style:text-properties officeooo:rsid="00c9522f"/>
    </style:style>
    <style:style style:name="T97" style:family="text">
      <style:text-properties officeooo:rsid="002ed7ff"/>
    </style:style>
    <style:style style:name="T98" style:family="text">
      <style:text-properties officeooo:rsid="002c23bb"/>
    </style:style>
    <style:style style:name="T99" style:family="text">
      <style:text-properties officeooo:rsid="00db8bbf"/>
    </style:style>
    <style:style style:name="T100" style:family="text">
      <style:text-properties officeooo:rsid="00dcb409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officeooo:rsid="00db8bbf" style:font-style-asian="italic" style:font-style-complex="italic"/>
    </style:style>
    <style:style style:name="T103" style:family="text">
      <style:text-properties fo:font-style="italic" officeooo:rsid="003f4702" style:font-style-asian="italic" style:font-style-complex="italic"/>
    </style:style>
    <style:style style:name="T104" style:family="text">
      <style:text-properties officeooo:rsid="00ab13b8"/>
    </style:style>
    <style:style style:name="T105" style:family="text">
      <style:text-properties officeooo:rsid="00c2a61a"/>
    </style:style>
    <style:style style:name="T106" style:family="text">
      <style:text-properties officeooo:rsid="00afa90a"/>
    </style:style>
    <style:style style:name="T107" style:family="text">
      <style:text-properties officeooo:rsid="00c436e2"/>
    </style:style>
    <style:style style:name="T108" style:family="text">
      <style:text-properties officeooo:rsid="00b10175"/>
    </style:style>
    <style:style style:name="T109" style:family="text">
      <style:text-properties officeooo:rsid="00abb964"/>
    </style:style>
    <style:style style:name="T110" style:family="text">
      <style:text-properties officeooo:rsid="00bfdf99"/>
    </style:style>
    <style:style style:name="T111" style:family="text">
      <style:text-properties officeooo:rsid="00ac170d"/>
    </style:style>
    <style:style style:name="T112" style:family="text">
      <style:text-properties officeooo:rsid="00ad94b6"/>
    </style:style>
    <style:style style:name="T113" style:family="text">
      <style:text-properties officeooo:rsid="00af372f"/>
    </style:style>
    <style:style style:name="T114" style:family="text">
      <style:text-properties officeooo:rsid="00b30f18"/>
    </style:style>
    <style:style style:name="T115" style:family="text">
      <style:text-properties officeooo:rsid="00b6eb21"/>
    </style:style>
    <style:style style:name="T116" style:family="text">
      <style:text-properties officeooo:rsid="00caaf94"/>
    </style:style>
    <style:style style:name="T117" style:family="text">
      <style:text-properties style:font-name="Times New Roman" officeooo:rsid="00ac067e"/>
    </style:style>
    <style:style style:name="T118" style:family="text">
      <style:text-properties style:font-name="Times New Roman" officeooo:rsid="00ae158f"/>
    </style:style>
    <style:style style:name="T119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120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121" style:family="text">
      <style:text-properties style:font-name="Times New Roman" officeooo:rsid="00cf5e6b"/>
    </style:style>
    <style:style style:name="T122" style:family="text">
      <style:text-properties officeooo:rsid="00cdae0a"/>
    </style:style>
    <style:style style:name="T123" style:family="text">
      <style:text-properties officeooo:rsid="00ba174b"/>
    </style:style>
    <style:style style:name="T124" style:family="text">
      <style:text-properties officeooo:rsid="003eda82"/>
    </style:style>
    <style:style style:name="T125" style:family="text">
      <style:text-properties officeooo:rsid="00d03360"/>
    </style:style>
    <style:style style:name="T126" style:family="text">
      <style:text-properties officeooo:rsid="00b06594"/>
    </style:style>
    <style:style style:name="T127" style:family="text">
      <style:text-properties officeooo:rsid="00b11d32"/>
    </style:style>
    <style:style style:name="T128" style:family="text">
      <style:text-properties officeooo:rsid="00d59e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7">Terminología Especializada <text:span text:style-name="T96">en </text:span>Jurídic<text:span text:style-name="T13">a</text:span></text:p>
          </table:table-cell>
        </table:table-row>
        <table:table-row>
          <table:table-cell table:style-name="Table1.A1" office:value-type="string">
            <text:p text:style-name="P5">Program <text:span text:style-name="T22">and </text:span><text:span text:style-name="T16">Track</text:span>:</text:p>
          </table:table-cell>
          <table:table-cell table:style-name="Table1.A1" office:value-type="string">
            <text:p text:style-name="P4"><text:span text:style-name="T17">I</text:span><text:span text:style-name="T5">nterpretación y Traduccíon: </text:span><text:span text:style-name="T3">7</text:span><text:span text:style-name="T1">° Cu</text:span><text:span text:style-name="T6">a</text:span><text:span text:style-name="T1">trimestre </text:span></text:p>
          </table:table-cell>
        </table:table-row>
        <table:table-row>
          <table:table-cell table:style-name="Table1.A1" office:value-type="string">
            <text:p text:style-name="P6">Course ID:</text:p>
          </table:table-cell>
          <table:table-cell table:style-name="Table1.A1" office:value-type="string">
            <text:p text:style-name="P8">I<text:span text:style-name="T27">T</text:span>073<text:span text:style-name="T15">2</text:span></text:p>
          </table:table-cell>
        </table:table-row>
        <table:table-row>
          <table:table-cell table:style-name="Table1.A1" office:value-type="string">
            <text:p text:style-name="P10">Cohort <text:span text:style-name="T28">ID</text:span>:</text:p>
          </table:table-cell>
          <table:table-cell table:style-name="Table1.A1" office:value-type="string">
            <text:p text:style-name="P9">7A</text:p>
          </table:table-cell>
        </table:table-row>
      </table:table>
      <text:p text:style-name="P2"/>
      <text:p text:style-name="P12">Description</text:p>
      <text:p text:style-name="P70"><text:span text:style-name="T104">T</text:span>his course <text:span text:style-name="T104">uses </text:span><text:span text:style-name="T105">a constructivist approach </text:span><text:span text:style-name="T106">for</text:span><text:span text:style-name="T105"> advanced English </text:span><text:span text:style-name="T107">language </text:span><text:span text:style-name="T105">learning </text:span><text:span text:style-name="T108">with an emphasis on terminology.</text:span><text:span text:style-name="T105"> </text:span><text:span text:style-name="T10">The </text:span><text:span text:style-name="T9">specialized </text:span><text:span text:style-name="T11">jargon, </text:span><text:span text:style-name="T9">terminolog</text:span><text:span text:style-name="T11">y</text:span><text:span text:style-name="T9"> </text:span><text:span text:style-name="T11">and </text:span><text:span text:style-name="T9">acronyms </text:span><text:span text:style-name="T12">that are </text:span><text:span text:style-name="T9">used </text:span>in <text:span text:style-name="T96">law</text:span><text:span text:style-name="T26"> </text:span><text:span text:style-name="T109">will be </text:span><text:span text:style-name="T110">examined and </text:span><text:span text:style-name="T109">framed through </text:span><text:span text:style-name="T116">the </text:span><text:span text:style-name="T109">context </text:span><text:span text:style-name="T116">of </text:span><text:span text:style-name="T117">legal systems, legal research, </text:span><text:span text:style-name="T118">and </text:span><text:span text:style-name="T121">selected legal documents in Mexican law and </text:span><text:span text:style-name="T118">international law. </text:span><text:span text:style-name="T104">Foundational concepts </text:span><text:span text:style-name="T116">for legal systems </text:span><text:span text:style-name="T104">will be reviewed along with </text:span><text:span text:style-name="T109">the form and function of </text:span><text:span text:style-name="T116">legal language</text:span><text:span text:style-name="T109">. Selected topics in </text:span><text:span text:style-name="T116">civil law and current international </text:span><text:span text:style-name="T109">will </text:span><text:span text:style-name="T111">be </text:span><text:span text:style-name="T109">introduced, and the analysis and evaluation of </text:span><text:span text:style-name="T116">legal documents, legal </text:span><text:span text:style-name="T106">texts, </text:span><text:span text:style-name="T116">and </text:span><text:span text:style-name="T109">o</text:span><text:span text:style-name="T104">pen-access journal articles and reviews will </text:span><text:span text:style-name="T109">provide the context for vocabulary building </text:span><text:span text:style-name="T112">and English language acquisition. <text:s/></text:span><text:span text:style-name="T113">Selected </text:span><text:span text:style-name="T114">English </text:span><text:span text:style-name="T113">g</text:span><text:span text:style-name="T107">rammatical structures </text:span><text:span text:style-name="T115">and writing styles </text:span><text:span text:style-name="T107">will be reviewed, </text:span><text:span text:style-name="T114">and translations between English and Spanish will be routine.</text:span></text:p>
      <text:p text:style-name="P69"/>
      <text:p text:style-name="P52"><text:span text:style-name="T19">The </text:span><text:span text:style-name="T20">professional </text:span><text:span text:style-name="T19">translational mapping tools </text:span><text:span text:style-name="T20">developed in this course will </text:span><text:span text:style-name="T21">be specific </text:span><text:span text:style-name="T20">to </text:span><text:span text:style-name="T19">Spanish and English translation</text:span><text:span text:style-name="T20">s</text:span><text:span text:style-name="T19">, although such tools </text:span><text:span text:style-name="T21">and methodologies </text:span><text:span text:style-name="T19">can readily be extended </text:span><text:span text:style-name="T97">to</text:span><text:span text:style-name="T20"> </text:span><text:span text:style-name="T98">the translation of</text:span><text:span text:style-name="T19"> other languages. <text:s/></text:span><text:span text:style-name="T99">Students will receive credit for any work completed through </text:span><text:span text:style-name="T100">the</text:span><text:span text:style-name="T99"> </text:span><text:span text:style-name="T102">Coursera </text:span><text:span text:style-name="T99">on-line learning platform.</text:span></text:p>
      <text:p text:style-name="P51"/>
      <text:p text:style-name="P16"><text:span text:style-name="T18">Major </text:span><text:span text:style-name="T21">elements of</text:span><text:span text:style-name="T18"> the course will include: <text:s/></text:span></text:p>
      <text:p text:style-name="P53"><text:span text:style-name="T44">I. <text:tab/></text:span><text:span text:style-name="T122">History, </text:span><text:span text:style-name="T58">Language and the Law</text:span></text:p>
      <text:p text:style-name="P54"><text:span text:style-name="T58">II. <text:tab/></text:span><text:span text:style-name="T59">Elements of Academic </text:span><text:span text:style-name="T61">Work</text:span></text:p>
      <text:p text:style-name="P53"><text:span text:style-name="T59">I</text:span><text:span text:style-name="T75">I</text:span><text:span text:style-name="T59">I.<text:tab/></text:span><text:span text:style-name="T58">Foundations of </text:span><text:span text:style-name="T60">Legal Research and </text:span><text:span text:style-name="T58">Legal Systems</text:span></text:p>
      <text:p text:style-name="P63"><text:span text:style-name="T58">I</text:span><text:span text:style-name="T57">V. <text:tab/></text:span><text:span text:style-name="T82">The </text:span><text:span text:style-name="T83">Suprema Corte de Justicia de la Nación (</text:span><text:span text:style-name="T82">SCJN</text:span><text:span text:style-name="T83">)</text:span></text:p>
      <text:p text:style-name="P64"><text:span text:style-name="T58">V</text:span><text:span text:style-name="T57">. <text:tab/></text:span><text:span text:style-name="T79">Analysis, Evaluation, and </text:span><text:span text:style-name="T80">Translation of </text:span><text:span text:style-name="T84">Selected </text:span><text:span text:style-name="T80">Legal Documents </text:span><text:span text:style-name="T81">in Civil Law</text:span></text:p>
      <text:p text:style-name="P65"><text:span text:style-name="T62">V</text:span><text:span text:style-name="T58">I</text:span><text:span text:style-name="T62">. <text:s/><text:tab/></text:span><text:span text:style-name="T81">Analysis, Evaluation, and Translation from the Literature of </text:span><text:span text:style-name="T79">International Law</text:span></text:p>
      <text:p text:style-name="P56"><text:span text:style-name="T59">V</text:span><text:span text:style-name="T58">I</text:span><text:span text:style-name="T63">I</text:span><text:span text:style-name="T59">. <text:tab/></text:span><text:span text:style-name="T76">Vocabulary </text:span><text:span text:style-name="T77">Building</text:span></text:p>
      <text:p text:style-name="P57"><text:span text:style-name="T59"/></text:p>
      <text:p text:style-name="P57"><text:span text:style-name="T59"/></text:p>
      <text:p text:style-name="P17"><text:span text:style-name="T46">Scope </text:span><text:span text:style-name="T47">and General Sequence</text:span></text:p>
      <text:p text:style-name="P11"><text:span text:style-name="T44">I. <text:s/></text:span><text:span text:style-name="T125">History, </text:span><text:span text:style-name="T58">Language and the Law</text:span></text:p>
      <text:p text:style-name="P58"><text:span text:style-name="T59">1. </text:span><text:span text:style-name="T72">History and the Role of Law</text:span></text:p>
      <text:p text:style-name="P58"><text:span text:style-name="T72">2. </text:span><text:span text:style-name="T65">S</text:span><text:span text:style-name="T66">tructure </text:span><text:span text:style-name="T67">and </text:span><text:span text:style-name="T65">F</text:span><text:span text:style-name="T68">unction</text:span><text:span text:style-name="T57">s</text:span><text:span text:style-name="T68"> </text:span><text:span text:style-name="T67">of </text:span><text:span text:style-name="T57">Legal </text:span><text:span text:style-name="T65">L</text:span><text:span text:style-name="T67">anguage</text:span></text:p>
      <text:p text:style-name="P59"><text:span text:style-name="T78">3</text:span><text:span text:style-name="T67">. </text:span><text:span text:style-name="T64">Discipline-Specific Jargon: </text:span><text:span text:style-name="T73">Good and Bad</text:span></text:p>
      <text:p text:style-name="P21"/>
      <text:p text:style-name="P71"><text:span text:style-name="T48">II</text:span>. <text:span text:style-name="T119">Elements of Academic </text:span><text:span text:style-name="T120">Work</text:span></text:p>
      <text:p text:style-name="P72"><text:tab/><text:span text:style-name="T49">1</text:span>. <text:s/>The Elements of Style in Professional Writing</text:p>
      <text:p text:style-name="P73"><text:span text:style-name="T49"><text:tab/>1.1 </text:span><text:span text:style-name="T123">Marron’s Modified </text:span><text:span text:style-name="T49">APA </text:span><text:span text:style-name="T50">S</text:span><text:span text:style-name="T49">tyl</text:span><text:span text:style-name="T50">e</text:span></text:p>
      <text:p text:style-name="P73"><text:tab/><text:span text:style-name="T49">1.2 <text:s/></text:span><text:span text:style-name="T51">Strunk and White’</text:span><text:span text:style-name="T52">s, </text:span><text:span text:style-name="T103">Elements of Style</text:span></text:p>
      <text:p text:style-name="P74"><text:tab/><text:span text:style-name="T50">2</text:span><text:span text:style-name="T124">. <text:s/>Review of Essential English Grammar</text:span></text:p>
      <text:p text:style-name="P75"><text:span text:style-name="T50">2</text:span>.1 <text:s/>Murphy’s, <text:span text:style-name="T101">English Grammar in Use</text:span></text:p>
      <text:p text:style-name="P49">3. Homework as a Deliverable</text:p>
      <text:p text:style-name="P21"><text:soft-page-break/></text:p>
      <text:p text:style-name="P61"><text:span text:style-name="T59">I</text:span><text:span text:style-name="T74">I</text:span><text:span text:style-name="T59">I. </text:span><text:span text:style-name="T58">Foundations of Legal Systems </text:span><text:span text:style-name="T74">and </text:span><text:span text:style-name="T69">Legal Research</text:span></text:p>
      <text:p text:style-name="P19"><text:span text:style-name="T74">1</text:span><text:span text:style-name="T58">. </text:span><text:span text:style-name="T75">History and Development </text:span><text:span text:style-name="T70">of Legal Systems</text:span></text:p>
      <text:p text:style-name="P20"><text:span text:style-name="T74">1</text:span><text:span text:style-name="T69">.1</text:span><text:span text:style-name="T70"> </text:span><text:span text:style-name="T75">The Legal System in </text:span><text:span text:style-name="T70">Mexico</text:span></text:p>
      <text:p text:style-name="P20"><text:span text:style-name="T74">1</text:span><text:span text:style-name="T70">.</text:span><text:span text:style-name="T69">2 </text:span><text:span text:style-name="T75">The Legal System </text:span><text:span text:style-name="T69">in the </text:span><text:span text:style-name="T70">US</text:span></text:p>
      <text:p text:style-name="P62"><text:span text:style-name="T74">2</text:span><text:span text:style-name="T58">. </text:span><text:span text:style-name="T57">Legal Research</text:span></text:p>
      <text:p text:style-name="P48">2.1 Legal Research as a Type of Academic Research</text:p>
      <text:p text:style-name="P42"><text:span text:style-name="T122">2</text:span>.<text:span text:style-name="T125">2</text:span> Online Resources</text:p>
      <text:p text:style-name="P42"><text:span text:style-name="T122">2</text:span><text:span text:style-name="T126">.</text:span><text:span text:style-name="T125">3</text:span><text:span text:style-name="T126"> <text:s/>Reference Texts</text:span></text:p>
      <text:p text:style-name="P43"><text:span text:style-name="T70"/></text:p>
      <text:p text:style-name="P50"><text:span text:style-name="T126">I</text:span>V. <text:span text:style-name="T127">The </text:span><text:span text:style-name="T91">Suprema Corte de Justicia de la Nación (</text:span><text:span text:style-name="T127">SCJN</text:span><text:span text:style-name="T91">)</text:span></text:p>
      <text:p text:style-name="P44"><text:span text:style-name="T125">1.</text:span> History, Structure, and Function</text:p>
      <text:p text:style-name="P44"><text:span text:style-name="T125">2.</text:span> Jurisprudencia and Tesis Aisladas</text:p>
      <text:p text:style-name="P45"/>
      <text:p text:style-name="P18"><text:span text:style-name="T85">V</text:span><text:span text:style-name="T86">. </text:span><text:span text:style-name="T85"><text:s/></text:span><text:span text:style-name="T86">Analysis, Evaluation, and </text:span><text:span text:style-name="T85">Translation of </text:span><text:span text:style-name="T88">Selected </text:span><text:span text:style-name="T85">Legal Documents </text:span><text:span text:style-name="T87">in Civil Law</text:span></text:p>
      <text:p text:style-name="P22">1. Legal Proceeding and Precedent <text:span text:style-name="T14">Documents</text:span></text:p>
      <text:p text:style-name="P23">1.1 Proceedings</text:p>
      <text:p text:style-name="P23">1.2 Expert Testimony</text:p>
      <text:p text:style-name="P23">1.3 Notaries</text:p>
      <text:p text:style-name="P46">2. <text:span text:style-name="T55">Contracts</text:span></text:p>
      <text:p text:style-name="P47">2.1 History and Relevance</text:p>
      <text:p text:style-name="P47">2.2 Código Civil Federal, Artículos 1792 al 1859</text:p>
      <text:p text:style-name="P21"/>
      <text:p text:style-name="P11"><text:span text:style-name="T59">V</text:span><text:span text:style-name="T63">I</text:span><text:span text:style-name="T59">. <text:s/></text:span><text:span text:style-name="T71">Analysis, Evaluation, and Translation from the Literature of </text:span><text:span text:style-name="T58">International Law</text:span></text:p>
      <text:p text:style-name="P34">1. International Journal of Law in Context (Cambridge)</text:p>
      <text:p text:style-name="P35">2. Journal of Law and Society (Cornell)</text:p>
      <text:p text:style-name="P35">3. International Journal of Law</text:p>
      <text:p text:style-name="P18"/>
      <text:p text:style-name="P11"><text:span text:style-name="T53">VII</text:span><text:span text:style-name="T41">. </text:span><text:span text:style-name="T42">Vocabulary </text:span><text:span text:style-name="T43">Building</text:span></text:p>
      <text:p text:style-name="P24"/>
      <text:p text:style-name="P13">Expectations</text:p>
      <text:p text:style-name="P25">Students will be expected to:</text:p>
      <text:list xml:id="list1801851376" text:style-name="L1">
        <text:list-item>
          <text:p text:style-name="P36">Attend all classes <text:span text:style-name="T45">on time</text:span></text:p>
        </text:list-item>
        <text:list-item>
          <text:p text:style-name="P36">Be prepared to take notes and access materials on-line</text:p>
        </text:list-item>
        <text:list-item>
          <text:p text:style-name="P36">Participate in all class activities, including discussions and presentations</text:p>
        </text:list-item>
        <text:list-item>
          <text:p text:style-name="P37">Complete all assignments and exam<text:span text:style-name="T56">s</text:span></text:p>
        </text:list-item>
      </text:list>
      <text:p text:style-name="P26"/>
      <text:p text:style-name="P13">Exit Criteria</text:p>
      <text:p text:style-name="P27"><text:span text:style-name="T23">Upon the successful completion of the course the student will </text:span><text:span text:style-name="T24">be able to:</text:span></text:p>
      <text:list xml:id="list1486309966" text:style-name="L2">
        <text:list-item>
          <text:p text:style-name="P38">Analyze and evaluate the role of <text:span text:style-name="T128">history and </text:span>language in <text:span text:style-name="T128">the development of </text:span>law</text:p>
        </text:list-item>
        <text:list-item>
          <text:p text:style-name="P39">Demonstrate a basic understanding of legal systems including those of Mexico and the US</text:p>
        </text:list-item>
        <text:list-item>
          <text:p text:style-name="P38">Demonstrate the ability to conduct basic legal research using online resources and professional texts</text:p>
        </text:list-item>
        <text:list-item>
          <text:p text:style-name="P39">Demonstrate a basic understanding of the history and function of the SCJN</text:p>
        </text:list-item>
        <text:list-item>
          <text:p text:style-name="P40"><text:span text:style-name="T30">Analyze, evaluate, </text:span><text:span text:style-name="T35">and translate</text:span><text:span text:style-name="T30"> </text:span><text:span text:style-name="T35">standard </text:span><text:span text:style-name="T36">l</text:span><text:span text:style-name="T37">egal </text:span><text:span text:style-name="T39">d</text:span><text:span text:style-name="T37">ocuments </text:span><text:span text:style-name="T39">found </text:span><text:span text:style-name="T38">in </text:span><text:span text:style-name="T39">c</text:span><text:span text:style-name="T38">ivil </text:span><text:span text:style-name="T39">l</text:span><text:span text:style-name="T38">aw</text:span></text:p>
        </text:list-item>
        <text:list-item>
          <text:p text:style-name="P40"><text:soft-page-break/><text:span text:style-name="T38">Analyze, evaluate, </text:span><text:span text:style-name="T39">and translate</text:span><text:span text:style-name="T38"> </text:span><text:span text:style-name="T39">selected journal articles in </text:span><text:span text:style-name="T40">contemporary </text:span><text:span text:style-name="T39">international law</text:span></text:p>
        </text:list-item>
        <text:list-item>
          <text:p text:style-name="P40"><text:span text:style-name="T31">Design, develop, and implement personal dictionaries for the translation of specialized terminology </text:span><text:span text:style-name="T32">in </text:span><text:span text:style-name="T33">l</text:span><text:span text:style-name="T34">egal documents</text:span></text:p>
        </text:list-item>
        <text:list-item>
          <text:p text:style-name="P67">Produce professional-quality deliverables</text:p>
        </text:list-item>
      </text:list>
      <text:p text:style-name="P68"/>
      <text:p text:style-name="P6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4"><text:span text:style-name="T29">Interim </text:span>Evaluations <text:span text:style-name="T54">(Partials)</text:span>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14"/>
          </table:table-cell>
          <table:table-cell table:style-name="Table3.D1" office:value-type="string">
            <text:p text:style-name="P15">Final Grade</text:p>
          </table:table-cell>
          <table:table-cell table:style-name="Table3.A1" office:value-type="string">
            <text:p text:style-name="P31"/>
          </table:table-cell>
        </table:table-row>
        <table:table-row>
          <table:table-cell table:style-name="Table3.A1" office:value-type="string">
            <text:p text:style-name="P29">Daily Work and Participation<text:tab/></text:p>
          </table:table-cell>
          <table:table-cell table:style-name="Table3.A1" office:value-type="string">
            <text:p text:style-name="P32">10%</text:p>
          </table:table-cell>
          <table:table-cell table:style-name="Table3.A1" office:value-type="string">
            <text:p text:style-name="P31"/>
          </table:table-cell>
          <table:table-cell table:style-name="Table3.D1" office:value-type="string">
            <text:p text:style-name="P29"><text:span text:style-name="T54">1P</text:span><text:tab/></text:p>
          </table:table-cell>
          <table:table-cell table:style-name="Table3.A1" office:value-type="string">
            <text:p text:style-name="P32"><text:span text:style-name="T54">25 </text:span>%</text:p>
          </table:table-cell>
        </table:table-row>
        <table:table-row>
          <table:table-cell table:style-name="Table3.A1" office:value-type="string">
            <text:p text:style-name="P32">Homework</text:p>
          </table:table-cell>
          <table:table-cell table:style-name="Table3.A1" office:value-type="string">
            <text:p text:style-name="P32">60 %</text:p>
          </table:table-cell>
          <table:table-cell table:style-name="Table3.A1" office:value-type="string">
            <text:p text:style-name="P31"/>
          </table:table-cell>
          <table:table-cell table:style-name="Table3.D1" office:value-type="string">
            <text:p text:style-name="P33">2P</text:p>
          </table:table-cell>
          <table:table-cell table:style-name="Table3.A1" office:value-type="string">
            <text:p text:style-name="P32"><text:span text:style-name="T54">25</text:span> %</text:p>
          </table:table-cell>
        </table:table-row>
        <table:table-row>
          <table:table-cell table:style-name="Table3.A1" office:value-type="string">
            <text:p text:style-name="P32">Interim Exam</text:p>
          </table:table-cell>
          <table:table-cell table:style-name="Table3.A1" office:value-type="string">
            <text:p text:style-name="P32">30%</text:p>
          </table:table-cell>
          <table:table-cell table:style-name="Table3.A1" office:value-type="string">
            <text:p text:style-name="P31"/>
          </table:table-cell>
          <table:table-cell table:style-name="Table3.D1" office:value-type="string">
            <text:p text:style-name="P33">3P</text:p>
          </table:table-cell>
          <table:table-cell table:style-name="Table3.A1" office:value-type="string">
            <text:p text:style-name="P32"><text:span text:style-name="T54">25 </text:span>%</text:p>
          </table:table-cell>
        </table:table-row>
        <table:table-row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  <table:table-cell table:style-name="Table3.D1" office:value-type="string">
            <text:p text:style-name="P32">Final Exam</text:p>
          </table:table-cell>
          <table:table-cell table:style-name="Table3.A1" office:value-type="string">
            <text:p text:style-name="P32"><text:span text:style-name="T54">25</text:span> %</text:p>
          </table:table-cell>
        </table:table-row>
      </table:table>
      <text:p text:style-name="P28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MP2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MT1" style:family="text">
      <style:text-properties fo:font-weight="bold" officeooo:rsid="001e14a6" style:font-weight-asian="bold" style:font-weight-complex="bold"/>
    </style:style>
    <style:style style:name="MT2" style:family="text">
      <style:text-properties fo:font-weight="bold" officeooo:rsid="008431bb" style:font-weight-asian="bold" style:font-weight-complex="bold"/>
    </style:style>
    <style:style style:name="MT3" style:family="text">
      <style:text-properties fo:font-weight="bold" officeooo:rsid="00ac067e" style:font-weight-asian="bold" style:font-weight-complex="bold"/>
    </style:style>
    <style:style style:name="MT4" style:family="text">
      <style:text-properties fo:font-weight="normal" officeooo:rsid="00ac067e" style:font-weight-asian="normal" style:font-weight-complex="normal"/>
    </style:style>
    <style:style style:name="MT5" style:family="text">
      <style:text-properties fo:font-weight="normal" officeooo:rsid="00c742f7" style:font-weight-asian="normal" style:font-weight-complex="normal"/>
    </style:style>
    <style:style style:name="MT6" style:family="text">
      <style:text-properties officeooo:rsid="00c742f7"/>
    </style:style>
    <style:style style:name="MT7" style:family="text">
      <style:text-properties officeooo:rsid="00b80a9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</text:span><text:span text:style-name="MT2">T</text:span><text:span text:style-name="MT1">073</text:span><text:span text:style-name="MT3">2</text:span><text:span text:style-name="MT4"> </text:span><text:span text:style-name="MT5"><text:s/>(Marron)</text:span></text:p>
        <text:p text:style-name="MP2">UTECA 2<text:span text:style-name="MT6">6-1</text:span></text:p>
        <text:p text:style-name="MP2">Page <text:page-number text:select-page="current">1</text:page-number><text:s/>of <text:span text:style-name="MT7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08T11:49:32.123295469</dc:date>
    <meta:editing-duration>PT12H17M37S</meta:editing-duration>
    <meta:editing-cycles>134</meta:editing-cycles>
    <meta:generator>LibreOffice/7.3.7.2$Linux_X86_64 LibreOffice_project/30$Build-2</meta:generator>
    <meta:document-statistic meta:table-count="2" meta:image-count="1" meta:object-count="0" meta:page-count="3" meta:paragraph-count="90" meta:word-count="656" meta:character-count="4206" meta:non-whitespace-character-count="3625"/>
  </office:meta>
</office:document-meta>
</file>